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text-properties officeooo:rsid="0020725d" officeooo:paragraph-rsid="0020725d"/>
    </style:style>
    <style:style style:name="P4" style:family="paragraph" style:parent-style-name="Standard">
      <style:paragraph-properties fo:text-align="center" style:justify-single-word="false"/>
      <style:text-properties fo:font-size="16pt" officeooo:rsid="0020725d" officeooo:paragraph-rsid="0020725d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3pt" officeooo:rsid="0020725d" officeooo:paragraph-rsid="0021bb63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officeooo:rsid="002241ed" officeooo:paragraph-rsid="002241ed" style:font-size-asian="13pt" style:font-size-complex="13pt"/>
    </style:style>
    <style:style style:name="P7" style:family="paragraph" style:parent-style-name="Standard">
      <style:text-properties officeooo:rsid="0021a9de" officeooo:paragraph-rsid="0021a9de"/>
    </style:style>
    <style:style style:name="P8" style:family="paragraph" style:parent-style-name="Standard">
      <style:text-properties officeooo:rsid="00223933" officeooo:paragraph-rsid="00223933"/>
    </style:style>
    <style:style style:name="P9" style:family="paragraph" style:parent-style-name="Standard">
      <style:paragraph-properties fo:text-align="end" style:justify-single-word="false"/>
      <style:text-properties fo:font-size="12pt" officeooo:rsid="001e5323" officeooo:paragraph-rsid="001e5323" style:font-size-asian="10.5pt" style:font-size-complex="12pt"/>
    </style:style>
    <style:style style:name="T1" style:family="text">
      <style:text-properties officeooo:rsid="0020725d"/>
    </style:style>
    <style:style style:name="T2" style:family="text">
      <style:text-properties officeooo:rsid="0021bb63"/>
    </style:style>
    <style:style style:name="T3" style:family="text">
      <style:text-properties officeooo:rsid="002241e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date style:data-style-name="N37" text:date-value="2025-09-21T02:52:09.369780770">09/20/25</text:date></text:p>
      <text:p text:style-name="P2">Math <text:span text:style-name="T3">6</text:span>099 – Colloquium </text:p>
      <text:p text:style-name="P2"><text:span text:style-name="T1">Fall</text:span> 2025</text:p>
      <text:p text:style-name="P1"/>
      <text:p text:style-name="P4">A computational model of Gastric Mucus Dybamics</text:p>
      <text:p text:style-name="P4">Muhammed Bilal Ahmad Nawaz</text:p>
      <text:p text:style-name="P5"><text:span text:style-name="T2">PhD Student</text:span></text:p>
      <text:p text:style-name="P5">Supervisor: Dr. Jian Du</text:p>
      <text:p text:style-name="P6">report by Paul Carmody</text:p>
      <text:p text:style-name="P3"/>
      <text:p text:style-name="P3"/>
      <text:p text:style-name="P7">He started with a detailed discussion on the anatomy of the stomach wall especially emphasizing the gradient of the concentration from a PH-1 or PH-2 (acidic) to one of PH-7 (neutral). <text:s/>Then presented an equation called “Electro-diffusion through Mucus” describing the process. <text:s/></text:p>
      <text:p text:style-name="P7"/>
      <text:p text:style-name="P8">He presented many equations on “Chemical Potentials: short range” that contributed to a Summary for Model Equations. <text:s/><text:span text:style-name="T3">Even to far as to show the concentration levels of Na and Ca as they contributed to the exchange of ions through the mucus lay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09-21T02:52:09.302576452</dc:date>
    <meta:editing-duration>P3DT10H19M35S</meta:editing-duration>
    <meta:editing-cycles>5</meta:editing-cycles>
    <meta:document-statistic meta:table-count="0" meta:image-count="0" meta:object-count="0" meta:page-count="1" meta:paragraph-count="10" meta:word-count="111" meta:character-count="695" meta:non-whitespace-character-count="588"/>
  </office:meta>
</office:document-meta>
</file>